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424in" table:align="left"/>
    </style:style>
    <style:style style:name="Table1.A" style:family="table-column">
      <style:table-column-properties style:column-width="1.4424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3.2174in" table:align="left"/>
    </style:style>
    <style:style style:name="Table2.A" style:family="table-column">
      <style:table-column-properties style:column-width="3.2174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3611in" table:align="left"/>
    </style:style>
    <style:style style:name="Table3.A" style:family="table-column">
      <style:table-column-properties style:column-width="5.3611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5.284in" table:align="left"/>
    </style:style>
    <style:style style:name="Table4.A" style:family="table-column">
      <style:table-column-properties style:column-width="5.284in"/>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5.584in" table:align="left"/>
    </style:style>
    <style:style style:name="Table5.A" style:family="table-column">
      <style:table-column-properties style:column-width="5.584in"/>
    </style:style>
    <style:style style:name="Table5.A1" style:family="table-cell">
      <style:table-cell-properties style:vertical-align="middle" fo:background-color="#eeeeee" fo:padding="0.0194in" fo:border="none">
        <style:background-image/>
      </style:table-cell-properties>
    </style:style>
    <style:style style:name="Table6" style:family="table">
      <style:table-properties style:width="5.3757in" table:align="left"/>
    </style:style>
    <style:style style:name="Table6.A" style:family="table-column">
      <style:table-column-properties style:column-width="5.3757in"/>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4.9965in" table:align="left"/>
    </style:style>
    <style:style style:name="Table7.A" style:family="table-column">
      <style:table-column-properties style:column-width="4.9965in"/>
    </style:style>
    <style:style style:name="Table7.A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style:line-height-at-least="0.25in" fo:text-indent="0in" style:auto-text-indent="false" fo:padding="0in" fo:border="none"/>
    </style:style>
    <style:style style:name="P2"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fo:letter-spacing="normal" fo:font-style="normal" fo:font-weight="normal"/>
    </style:style>
    <style:style style:name="P3"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4"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5"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6" style:family="paragraph" style:parent-style-name="Preformatted_20_Text">
      <style:paragraph-properties fo:margin-top="0in" fo:margin-bottom="0in" fo:padding="0in" fo:border="none"/>
      <style:text-properties fo:font-variant="normal" fo:text-transform="none" fo:color="#444444" fo:letter-spacing="normal" fo:font-style="normal" fo:font-weight="normal"/>
    </style:style>
    <style:style style:name="P7" style:family="paragraph" style:parent-style-name="Heading_20_1">
      <style:text-properties fo:font-variant="normal" fo:text-transform="none" fo:color="#ff6000" style:text-line-through-style="none" style:font-name="Source Sans Pro" fo:letter-spacing="normal" fo:font-style="normal" style:text-underline-style="none" fo:font-weight="normal" style:text-blinking="false" fo:background-color="transparent"/>
    </style:style>
    <style:style style:name="P8"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T1" style:family="text">
      <style:text-properties fo:font-variant="normal" fo:text-transform="none" fo:color="#444444" style:font-name="Source Sans Pro" fo:font-size="12pt" fo:letter-spacing="normal" fo:font-style="normal" fo:font-weight="normal"/>
    </style:style>
    <style:style style:name="T2" style:family="text">
      <style:text-properties fo:font-variant="normal" fo:text-transform="none" fo:color="#444444" style:font-name="Source Code Pro" fo:font-size="12pt" fo:letter-spacing="normal" fo:font-style="normal" fo:font-weight="normal"/>
    </style:style>
    <style:style style:name="T3" style:family="text">
      <style:text-properties fo:color="#00007f" fo:font-weight="bold"/>
    </style:style>
    <style:style style:name="T4" style:family="text">
      <style:text-properties fo:color="#339933"/>
    </style:style>
    <style:style style:name="T5" style:family="text">
      <style:text-properties fo:color="#ff0000"/>
    </style:style>
    <style:style style:name="T6" style:family="text">
      <style:text-properties fo:color="#009900"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hifting Right and Left</text:h>
      <text:p text:style-name="P1"><text:span text:style-name="T1">ARM architecture has been for long targeted at embedded systems. Embedded systems usually end being used in massively manufactured products (dishwashers, mobile phones, TV sets, etc). In this context margins are very tight so a designer will always try to spare as much components as possible (a cent saved in hundreds of thousands or even millions of appliances may pay off). One relatively expensive component is memory although every day memory is less and less expensive. Anyway, in constrained memory environments being able to save memory is good and ARM instruction set was designed with this goal in mind. It will take us several chapters to learn all of these techniques, today we will start with one feature usually named </text:span><text:span text:style-name="Emphasis"><text:span text:style-name="T1">shifted operand</text:span></text:span><text:span text:style-name="T1">.</text:span></text:p>
      <text:h text:style-name="P5" text:outline-level="2"><text:bookmark text:name="more-513"/>Indexing modes</text:h>
      <text:p text:style-name="P1"><text:span text:style-name="T1">We have seen that, except for load (</text:span><text:span text:style-name="Source_20_Text"><text:span text:style-name="T2">ldr</text:span></text:span><text:span text:style-name="T1">), store (</text:span><text:span text:style-name="Source_20_Text"><text:span text:style-name="T2">str</text:span></text:span><text:span text:style-name="T1">) and branches (</text:span><text:span text:style-name="Source_20_Text"><text:span text:style-name="T2">b</text:span></text:span><text:span text:style-name="T1"> and </text:span><text:span text:style-name="Source_20_Text"><text:span text:style-name="T2">bXX</text:span></text:span><text:span text:style-name="T1">), ARM instructions take as operands either registers or immediate values. We have also seen that the first operand is usually the destination register (being </text:span><text:span text:style-name="Source_20_Text"><text:span text:style-name="T2">str</text:span></text:span><text:span text:style-name="T1"> a notable exception as there it plays the role of source because the destination is now the memory). Instruction </text:span><text:span text:style-name="Source_20_Text"><text:span text:style-name="T2">mov</text:span></text:span><text:span text:style-name="T1"> has another operand, a register or an immediate value. Arithmetic instructions like </text:span><text:span text:style-name="Source_20_Text"><text:span text:style-name="T2">add</text:span></text:span><text:span text:style-name="T1"> and </text:span><text:span text:style-name="Source_20_Text"><text:span text:style-name="T2">and</text:span></text:span><text:span text:style-name="T1"> (and many others) have two more source registers, the first of which is always a register and the second can be a register or an immediate value.</text:span></text:p>
      <text:p text:style-name="P1"><text:span text:style-name="T1">These sets of allowed operands in instructions are collectively called </text:span><text:span text:style-name="Emphasis"><text:span text:style-name="T1">indexing modes</text:span></text:span><text:span text:style-name="T1">. Today this concept will look a bit off since we will not index anything. The name </text:span><text:span text:style-name="Emphasis"><text:span text:style-name="T1">indexing</text:span></text:span><text:span text:style-name="T1"> makes sense in memory operands but ARM instructions, except load and store, do not have memory operands. This is the nomenclature you will find in ARM documentation so it seems sensible to use theirs.</text:span></text:p>
      <text:p text:style-name="P4">We can summarize the syntax of most of the ARM instructions in the following pattern</text:p>
      <text:p text:style-name="P2">instruction Rdest, Rsource1, source2</text:p>
      <text:p text:style-name="P1"><text:span text:style-name="T1">There are some exceptions, mainly move (</text:span><text:span text:style-name="Source_20_Text"><text:span text:style-name="T2">mov</text:span></text:span><text:span text:style-name="T1">), branches, load and stores. In fact move is not so different actually.</text:span></text:p>
      <text:p text:style-name="P2">mov Rdest, source2</text:p>
      <text:p text:style-name="P1"><text:span text:style-name="T1">Both </text:span><text:span text:style-name="Source_20_Text"><text:span text:style-name="T2">Rdest</text:span></text:span><text:span text:style-name="T1"> and </text:span><text:span text:style-name="Source_20_Text"><text:span text:style-name="T2">Rsource</text:span></text:span><text:span text:style-name="T1"> must be registers. In the next section we will talk about </text:span><text:span text:style-name="Source_20_Text"><text:span text:style-name="T2">source2</text:span></text:span><text:span text:style-name="T1">.</text:span></text:p>
      <text:p text:style-name="P4">We will discuss the indexing modes of load and store instructions in a future chapter. Branches, on the other hand, are surprisingly simple and their single operand is just a label of our program, so there is little to discuss on indexing modes for branches.</text:p>
      <text:h text:style-name="P5" text:outline-level="2"><text:soft-page-break/>Shifted operand</text:h>
      <text:p text:style-name="P1"><text:span text:style-name="T1">What is this misterious </text:span><text:span text:style-name="Source_20_Text"><text:span text:style-name="T2">source2</text:span></text:span><text:span text:style-name="T1"> in the instruction patterns above? If you recall the previous chapters we have used registers or immediate values. So at least that </text:span><text:span text:style-name="Source_20_Text"><text:span text:style-name="T2">source2</text:span></text:span><text:span text:style-name="T1"> is this: register or immediate value. You can use an immediate or a register where a </text:span><text:span text:style-name="Source_20_Text"><text:span text:style-name="T2">source2</text:span></text:span><text:span text:style-name="T1"> is expected. Some examples follow, but we have already used them in the examples of previous chapters.</text:span></text:p>
      <text:p text:style-name="P2">mov r0, #1</text:p>
      <text:p text:style-name="P6">mov r1, r0</text:p>
      <text:p text:style-name="P6">add r2, r1, r0</text:p>
      <text:p text:style-name="P6">add r2, r3, #4</text:p>
      <text:p text:style-name="P1"><text:span text:style-name="T1">But </text:span><text:span text:style-name="Source_20_Text"><text:span text:style-name="T2">source2</text:span></text:span><text:span text:style-name="T1"> can be much more than just a simple register or an immediate. In fact, when it is a register we can combine it with a </text:span><text:span text:style-name="Emphasis"><text:span text:style-name="T1">shift operation</text:span></text:span><text:span text:style-name="T1">. We already saw one of these shift operations in chapter 6. Not it is time to unveil all of them.</text:span></text:p>
      <text:list xml:id="list6734032856926962010" text:style-name="L1">
        <text:list-item>
          <text:p text:style-name="P8"><text:span text:style-name="Source_20_Text"><text:span text:style-name="T2">LSL #n</text:span></text:span><text:span text:style-name="T1"><text:line-break/></text:span><text:span text:style-name="Strong_20_Emphasis"><text:span text:style-name="T1">L</text:span></text:span><text:span text:style-name="T1">ogical </text:span><text:span text:style-name="Strong_20_Emphasis"><text:span text:style-name="T1">S</text:span></text:span><text:span text:style-name="T1">hift </text:span><text:span text:style-name="Strong_20_Emphasis"><text:span text:style-name="T1">L</text:span></text:span><text:span text:style-name="T1">eft. Shifts bits </text:span><text:span text:style-name="Source_20_Text"><text:span text:style-name="T2">n</text:span></text:span><text:span text:style-name="T1"> times left. The </text:span><text:span text:style-name="Source_20_Text"><text:span text:style-name="T2">n</text:span></text:span><text:span text:style-name="T1"> leftmost bits are lost and the </text:span><text:span text:style-name="Source_20_Text"><text:span text:style-name="T2">n</text:span></text:span><text:span text:style-name="T1"> rightmost are set to zero.</text:span></text:p>
        </text:list-item>
        <text:list-item>
          <text:p text:style-name="P8"><text:span text:style-name="Source_20_Text"><text:span text:style-name="T2">LSL Rsource3</text:span></text:span><text:span text:style-name="T1"><text:line-break/>Like the previous one but instead of an immediate the lower byte of a register specifies the amount of shifting.</text:span></text:p>
        </text:list-item>
        <text:list-item>
          <text:p text:style-name="P8"><text:span text:style-name="Source_20_Text"><text:span text:style-name="T2">LSR #n</text:span></text:span><text:span text:style-name="T1"><text:line-break/></text:span><text:span text:style-name="Strong_20_Emphasis"><text:span text:style-name="T1">L</text:span></text:span><text:span text:style-name="T1">ogical </text:span><text:span text:style-name="Strong_20_Emphasis"><text:span text:style-name="T1">S</text:span></text:span><text:span text:style-name="T1">hift </text:span><text:span text:style-name="Strong_20_Emphasis"><text:span text:style-name="T1">R</text:span></text:span><text:span text:style-name="T1">ight. Shifts bits </text:span><text:span text:style-name="Source_20_Text"><text:span text:style-name="T2">n</text:span></text:span><text:span text:style-name="T1"> times right. The </text:span><text:span text:style-name="Source_20_Text"><text:span text:style-name="T2">n</text:span></text:span><text:span text:style-name="T1"> rightmost bits are lost and the </text:span><text:span text:style-name="Source_20_Text"><text:span text:style-name="T2">n</text:span></text:span><text:span text:style-name="T1"> leftmost bits are set to zero,</text:span></text:p>
        </text:list-item>
        <text:list-item>
          <text:p text:style-name="P8"><text:span text:style-name="Source_20_Text"><text:span text:style-name="T2">LSR Rsource3</text:span></text:span><text:span text:style-name="T1"><text:line-break/>Like the previous one but instead of an immediate the lower byte of a register specifies the amount of shifting.</text:span></text:p>
        </text:list-item>
        <text:list-item>
          <text:p text:style-name="P8"><text:span text:style-name="Source_20_Text"><text:span text:style-name="T2">ASR #n</text:span></text:span><text:span text:style-name="T1"><text:line-break/></text:span><text:span text:style-name="Strong_20_Emphasis"><text:span text:style-name="T1">A</text:span></text:span><text:span text:style-name="T1">rithmetic </text:span><text:span text:style-name="Strong_20_Emphasis"><text:span text:style-name="T1">S</text:span></text:span><text:span text:style-name="T1">hift </text:span><text:span text:style-name="Strong_20_Emphasis"><text:span text:style-name="T1">R</text:span></text:span><text:span text:style-name="T1">ight. Like LSR but the leftmost bit before shifting is used instead of zero in the </text:span><text:span text:style-name="Source_20_Text"><text:span text:style-name="T2">n</text:span></text:span><text:span text:style-name="T1"> leftmost ones.</text:span></text:p>
        </text:list-item>
        <text:list-item>
          <text:p text:style-name="P8"><text:span text:style-name="Source_20_Text"><text:span text:style-name="T2">ASR Rsource3</text:span></text:span><text:span text:style-name="T1"><text:line-break/>Like the previous one but using a the lower byte of a register instead of an immediate.</text:span></text:p>
        </text:list-item>
        <text:list-item>
          <text:p text:style-name="P8"><text:span text:style-name="Source_20_Text"><text:span text:style-name="T2">ROR #n</text:span></text:span><text:span text:style-name="T1"><text:line-break/></text:span><text:span text:style-name="Strong_20_Emphasis"><text:span text:style-name="T1">Ro</text:span></text:span><text:span text:style-name="T1">tate </text:span><text:span text:style-name="Strong_20_Emphasis"><text:span text:style-name="T1">R</text:span></text:span><text:span text:style-name="T1">ight. Like LSR but the </text:span><text:span text:style-name="Source_20_Text"><text:span text:style-name="T2">n</text:span></text:span><text:span text:style-name="T1"> rightmost bits are not lost bot pushed onto the </text:span><text:span text:style-name="Source_20_Text"><text:span text:style-name="T2">n</text:span></text:span><text:span text:style-name="T1"> leftmost bits</text:span></text:p>
        </text:list-item>
        <text:list-item>
          <text:p text:style-name="P8"><text:span text:style-name="Source_20_Text"><text:span text:style-name="T2">ROR Rsource3</text:span></text:span><text:span text:style-name="T1"><text:line-break/>Like the previous one but using a the lower byte of a register instead of an immediate.</text:span></text:p>
        </text:list-item>
      </text:list>
      <text:p text:style-name="P1"><text:span text:style-name="T1">In the listing above, </text:span><text:span text:style-name="Source_20_Text"><text:span text:style-name="T2">n</text:span></text:span><text:span text:style-name="T1"> is an immediate from 1 to 31. These extra operations may be applied to the value in the second source register (to the value, not to the register itself) so we can perform some more operations in a single instruction. For instance, ARM does not have any </text:span><text:soft-page-break/><text:span text:style-name="T1">shift right or left instruction. You just use the </text:span><text:span text:style-name="Source_20_Text"><text:span text:style-name="T2">mov</text:span></text:span><text:span text:style-name="T1"> instruction.</text:span></text:p>
      <table:table table:name="Table1" table:style-name="Table1">
        <table:table-column table:style-name="Table1.A"/>
        <table:table-row>
          <table:table-cell table:style-name="Table1.A1" office:value-type="string">
            <text:p text:style-name="P3"><text:span text:style-name="T3">mov</text:span> r1<text:span text:style-name="T4">,</text:span> r2<text:span text:style-name="T4">,</text:span> <text:span text:style-name="T3">LSL</text:span> #<text:span text:style-name="T5">1</text:span></text:p>
          </table:table-cell>
        </table:table-row>
      </table:table>
      <text:p text:style-name="P1"><text:span text:style-name="T1">You may be wondering why one would want to shift left or right the value of a register. If you recall chapter 6 we saw that shifting left (</text:span><text:span text:style-name="Source_20_Text"><text:span text:style-name="T2">LSL</text:span></text:span><text:span text:style-name="T1">) a value gives a value that the same as multiplying it by 2. Conversely, shifting it right (</text:span><text:span text:style-name="Source_20_Text"><text:span text:style-name="T2">ASR</text:span></text:span><text:span text:style-name="T1"> if we use two’s complement, </text:span><text:span text:style-name="Source_20_Text"><text:span text:style-name="T2">LSR</text:span></text:span><text:span text:style-name="T1"> otherwise) is the same as dividing by 2. Since a shift of </text:span><text:span text:style-name="Source_20_Text"><text:span text:style-name="T2">n</text:span></text:span><text:span text:style-name="T1"> is the same as doing </text:span><text:span text:style-name="Source_20_Text"><text:span text:style-name="T2">n</text:span></text:span><text:span text:style-name="T1"> shifts of 1, shifts actually multiply or divide a value by 2n.</text:span></text:p>
      <table:table table:name="Table2" table:style-name="Table2">
        <table:table-column table:style-name="Table2.A"/>
        <table:table-row>
          <table:table-cell table:style-name="Table2.A1" office:value-type="string">
            <text:p text:style-name="P3"><text:span text:style-name="T3">mov</text:span> r1<text:span text:style-name="T4">,</text:span> r2<text:span text:style-name="T4">,</text:span> <text:span text:style-name="T3">LSL</text:span> #<text:span text:style-name="T5">1</text:span> <text:s text:c="5"/><text:span text:style-name="T4">/*</text:span> r1 ← <text:span text:style-name="T6">(</text:span>r2<text:span text:style-name="T4">*</text:span><text:span text:style-name="T5">2</text:span><text:span text:style-name="T6">)</text:span> <text:span text:style-name="T4">*/</text:span></text:p>
            <text:p text:style-name="P3"><text:span text:style-name="T3">mov</text:span> r1<text:span text:style-name="T4">,</text:span> r2<text:span text:style-name="T4">,</text:span> <text:span text:style-name="T3">LSL</text:span> #<text:span text:style-name="T5">2</text:span> <text:s text:c="5"/><text:span text:style-name="T4">/*</text:span> r1 ← <text:span text:style-name="T6">(</text:span>r2<text:span text:style-name="T4">*</text:span><text:span text:style-name="T5">4</text:span><text:span text:style-name="T6">)</text:span> <text:span text:style-name="T4">*/</text:span></text:p>
            <text:p text:style-name="P3"><text:span text:style-name="T3">mov</text:span> r1<text:span text:style-name="T4">,</text:span> r3<text:span text:style-name="T4">,</text:span> ASR #<text:span text:style-name="T5">3</text:span> <text:s text:c="5"/><text:span text:style-name="T4">/*</text:span> r1 ← <text:span text:style-name="T6">(</text:span>r3<text:span text:style-name="T4">/</text:span><text:span text:style-name="T5">8</text:span><text:span text:style-name="T6">)</text:span> <text:span text:style-name="T4">*/</text:span></text:p>
            <text:p text:style-name="P3"><text:span text:style-name="T3">mov</text:span> r3<text:span text:style-name="T4">,</text:span> #<text:span text:style-name="T5">4</text:span></text:p>
            <text:p text:style-name="P3"><text:span text:style-name="T3">mov</text:span> r1<text:span text:style-name="T4">,</text:span> r2<text:span text:style-name="T4">,</text:span> <text:span text:style-name="T3">LSL</text:span> r3 <text:s text:c="5"/><text:span text:style-name="T4">/*</text:span> r1 ← <text:span text:style-name="T6">(</text:span>r2<text:span text:style-name="T4">*</text:span><text:span text:style-name="T5">16</text:span><text:span text:style-name="T6">)</text:span> <text:span text:style-name="T4">*/</text:span></text:p>
          </table:table-cell>
        </table:table-row>
      </table:table>
      <text:p text:style-name="P1"><text:span text:style-name="T1">We can combine it with </text:span><text:span text:style-name="Source_20_Text"><text:span text:style-name="T2">add</text:span></text:span><text:span text:style-name="T1"> to get some useful cases.</text:span></text:p>
      <table:table table:name="Table3" table:style-name="Table3">
        <table:table-column table:style-name="Table3.A"/>
        <table:table-row>
          <table:table-cell table:style-name="Table3.A1" office:value-type="string">
            <text:p text:style-name="P3"><text:span text:style-name="T3">add</text:span> r1<text:span text:style-name="T4">,</text:span> r2<text:span text:style-name="T4">,</text:span> r2<text:span text:style-name="T4">,</text:span> <text:span text:style-name="T3">LSL</text:span> #<text:span text:style-name="T5">1</text:span> <text:s text:c="2"/><text:span text:style-name="T4">/*</text:span> r1 ← r2 <text:span text:style-name="T4">+</text:span> <text:span text:style-name="T6">(</text:span>r2<text:span text:style-name="T4">*</text:span><text:span text:style-name="T5">2</text:span><text:span text:style-name="T6">)</text:span> equivalent to r1 ← r2<text:span text:style-name="T4">*</text:span><text:span text:style-name="T5">3</text:span> <text:span text:style-name="T4">*/</text:span></text:p>
            <text:p text:style-name="P3"><text:span text:style-name="T3">add</text:span> r1<text:span text:style-name="T4">,</text:span> r2<text:span text:style-name="T4">,</text:span> r2<text:span text:style-name="T4">,</text:span> <text:span text:style-name="T3">LSL</text:span> #<text:span text:style-name="T5">2</text:span> <text:s text:c="2"/><text:span text:style-name="T4">/*</text:span> r1 ← r2 <text:span text:style-name="T4">+</text:span> <text:span text:style-name="T6">(</text:span>r2<text:span text:style-name="T4">*</text:span><text:span text:style-name="T5">4</text:span><text:span text:style-name="T6">)</text:span> equivalent to r1 ← r2<text:span text:style-name="T4">*</text:span><text:span text:style-name="T5">5</text:span> <text:span text:style-name="T4">*/</text:span></text:p>
          </table:table-cell>
        </table:table-row>
      </table:table>
      <text:p text:style-name="P1"><text:span text:style-name="T1">You can do something similar with </text:span><text:span text:style-name="Source_20_Text"><text:span text:style-name="T2">sub</text:span></text:span><text:span text:style-name="T1">.</text:span></text:p>
      <table:table table:name="Table4" table:style-name="Table4">
        <table:table-column table:style-name="Table4.A"/>
        <table:table-row>
          <table:table-cell table:style-name="Table4.A1" office:value-type="string">
            <text:p text:style-name="P3"><text:span text:style-name="T3">sub</text:span> r1<text:span text:style-name="T4">,</text:span> r2<text:span text:style-name="T4">,</text:span> r2<text:span text:style-name="T4">,</text:span> <text:span text:style-name="T3">LSL</text:span> #<text:span text:style-name="T5">3</text:span> <text:s/><text:span text:style-name="T4">/*</text:span> r1 ← r2 <text:span text:style-name="T4">-</text:span> <text:span text:style-name="T6">(</text:span>r2<text:span text:style-name="T4">*</text:span><text:span text:style-name="T5">8</text:span><text:span text:style-name="T6">)</text:span> equivalent to r1 ← r2<text:span text:style-name="T4">*</text:span><text:span text:style-name="T6">(</text:span><text:span text:style-name="T4">-</text:span><text:span text:style-name="T5">7</text:span><text:span text:style-name="T6">)</text:span></text:p>
          </table:table-cell>
        </table:table-row>
      </table:table>
      <text:p text:style-name="P1"><text:span text:style-name="T1">ARM comes with a handy </text:span><text:span text:style-name="Source_20_Text"><text:span text:style-name="T2">rsb</text:span></text:span><text:span text:style-name="T1"> (</text:span><text:span text:style-name="Strong_20_Emphasis"><text:span text:style-name="T1">R</text:span></text:span><text:span text:style-name="T1">everse </text:span><text:span text:style-name="Strong_20_Emphasis"><text:span text:style-name="T1">S</text:span></text:span><text:span text:style-name="T1">u</text:span><text:span text:style-name="Strong_20_Emphasis"><text:span text:style-name="T1">b</text:span></text:span><text:span text:style-name="T1">stract) instruction which computes </text:span><text:span text:style-name="Source_20_Text"><text:span text:style-name="T2">Rdest ← source2 - Rsource1</text:span></text:span><text:span text:style-name="T1"> (compare it to </text:span><text:span text:style-name="Source_20_Text"><text:span text:style-name="T2">sub</text:span></text:span><text:span text:style-name="T1"> which computes </text:span><text:span text:style-name="Source_20_Text"><text:span text:style-name="T2">Rdest ← Rsource1 - source2</text:span></text:span><text:span text:style-name="T1">).</text:span></text:p>
      <table:table table:name="Table5" table:style-name="Table5">
        <table:table-column table:style-name="Table5.A"/>
        <table:table-row>
          <table:table-cell table:style-name="Table5.A1" office:value-type="string">
            <text:p text:style-name="P3">rsb r1<text:span text:style-name="T4">,</text:span> r2<text:span text:style-name="T4">,</text:span> r2<text:span text:style-name="T4">,</text:span> <text:span text:style-name="T3">LSL</text:span> #<text:span text:style-name="T5">3</text:span> <text:s text:c="5"/><text:span text:style-name="T4">/*</text:span> r1 ← <text:span text:style-name="T6">(</text:span>r2<text:span text:style-name="T4">*</text:span><text:span text:style-name="T5">8</text:span><text:span text:style-name="T6">)</text:span> <text:span text:style-name="T4">-</text:span> r2 equivalent to r1 ← r2<text:span text:style-name="T4">*</text:span><text:span text:style-name="T5">7</text:span> <text:span text:style-name="T4">*/</text:span></text:p>
          </table:table-cell>
        </table:table-row>
      </table:table>
      <text:p text:style-name="P4">Another example, a bit more contrived.</text:p>
      <table:table table:name="Table6" table:style-name="Table6">
        <table:table-column table:style-name="Table6.A"/>
        <table:table-row>
          <table:table-cell table:style-name="Table6.A1" office:value-type="string">
            <text:p text:style-name="P3"><text:span text:style-name="T4">/*</text:span> Complicated way to multiply the initial value of r1 by <text:span text:style-name="T5">42</text:span> = <text:span text:style-name="T5">7</text:span><text:span text:style-name="T4">*</text:span><text:span text:style-name="T5">3</text:span><text:span text:style-name="T4">*</text:span><text:span text:style-name="T5">2</text:span> <text:span text:style-name="T4">*/</text:span></text:p>
            <text:p text:style-name="P3">rsb r1<text:span text:style-name="T4">,</text:span> r1<text:span text:style-name="T4">,</text:span> r1<text:span text:style-name="T4">,</text:span> <text:span text:style-name="T3">LSL</text:span> #<text:span text:style-name="T5">3</text:span> <text:s/><text:span text:style-name="T4">/*</text:span> r1 ← <text:span text:style-name="T6">(</text:span>r1<text:span text:style-name="T4">*</text:span><text:span text:style-name="T5">8</text:span><text:span text:style-name="T6">)</text:span> <text:span text:style-name="T4">-</text:span> r1 equivalent to r1 ← <text:span text:style-name="T5">7</text:span><text:span text:style-name="T4">*</text:span>r1 <text:span text:style-name="T4">*/</text:span></text:p>
            <text:p text:style-name="P3"><text:span text:style-name="T3">add</text:span> r1<text:span text:style-name="T4">,</text:span> r1<text:span text:style-name="T4">,</text:span> r1<text:span text:style-name="T4">,</text:span> <text:span text:style-name="T3">LSL</text:span> #<text:span text:style-name="T5">1</text:span> <text:s/><text:span text:style-name="T4">/*</text:span> r1 ← r1 <text:span text:style-name="T4">+</text:span> <text:span text:style-name="T6">(</text:span><text:span text:style-name="T5">2</text:span><text:span text:style-name="T4">*</text:span>r1<text:span text:style-name="T6">)</text:span> equivalent to r1 ← <text:span text:style-name="T5">3</text:span><text:span text:style-name="T4">*</text:span>r1 <text:span text:style-name="T4">*/</text:span></text:p>
            <text:p text:style-name="P3"><text:span text:style-name="T3">add</text:span> r1<text:span text:style-name="T4">,</text:span> r1<text:span text:style-name="T4">,</text:span> r1 <text:s text:c="9"/><text:span text:style-name="T4">/*</text:span> r1 ← r1 <text:span text:style-name="T4">+</text:span> r1 <text:s text:c="4"/>equivalent to r1 ← <text:span text:style-name="T5">2</text:span><text:span text:style-name="T4">*</text:span>r1 <text:span text:style-name="T4">*/</text:span></text:p>
          </table:table-cell>
        </table:table-row>
      </table:table>
      <text:p text:style-name="P4">You are probably wondering why would we want to use shifts to perform multiplications. Well, the generic multiplication instruction always work but it is usually much harder to compute by our ARM processor so it may take more time. There are times where there is no other option but for many small constant values a single instruction may be more efficient.</text:p>
      <text:p text:style-name="P1"><text:span text:style-name="T1">Rotations are less useful than shifts in everyday use. They are usually used in cryptography, to reorder bits and “scramble” them. ARM does not provide a way to rotate left but we can do a </text:span><text:span text:style-name="Source_20_Text"><text:span text:style-name="T2">n </text:span></text:span><text:span text:style-name="T1">rotate left doing a </text:span><text:span text:style-name="Source_20_Text"><text:span text:style-name="T2">32-n</text:span></text:span><text:span text:style-name="T1"> rotate right.</text:span></text:p>
      <table:table table:name="Table7" table:style-name="Table7">
        <table:table-column table:style-name="Table7.A"/>
        <table:table-row>
          <table:table-cell table:style-name="Table7.A1" office:value-type="string">
            <text:p text:style-name="P3"><text:span text:style-name="T4">/*</text:span> Assume r1 is <text:span text:style-name="T5">0x12345678</text:span> <text:span text:style-name="T4">*/</text:span></text:p>
            <text:p text:style-name="P3"><text:span text:style-name="T3">mov</text:span> r1<text:span text:style-name="T4">,</text:span> r1<text:span text:style-name="T4">,</text:span> <text:span text:style-name="T3">ROR</text:span> #<text:span text:style-name="T5">1</text:span> <text:s text:c="2"/><text:span text:style-name="T4">/*</text:span> r1 ← r1 <text:span text:style-name="T3">ror</text:span> <text:span text:style-name="T5">1</text:span><text:span text:style-name="T4">.</text:span> This is r1 ← <text:span text:style-name="T5">0x91a2b3c</text:span> <text:span text:style-name="T4">*/</text:span></text:p>
            <text:p text:style-name="P3"><text:span text:style-name="T3">mov</text:span> r1<text:span text:style-name="T4">,</text:span> r1<text:span text:style-name="T4">,</text:span> <text:span text:style-name="T3">ROR</text:span> #<text:span text:style-name="T5">31</text:span> <text:s/><text:span text:style-name="T4">/*</text:span> r1 ← r1 <text:span text:style-name="T3">ror</text:span> <text:span text:style-name="T5">31</text:span><text:span text:style-name="T4">.</text:span> This is r1 ← <text:span text:style-name="T5">0x12345678</text:span> <text:span text:style-name="T4">*/</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09-28T15:51:21.32</meta:creation-date>
    <dc:date>2014-09-29T12:08:51.78</dc:date>
    <dc:creator>RCC RCCD</dc:creator>
    <meta:editing-duration>PT23M8S</meta:editing-duration>
    <meta:editing-cycles>3</meta:editing-cycles>
    <meta:generator>OpenOffice/4.1.0$Win32 OpenOffice.org_project/410m18$Build-9764</meta:generator>
    <meta:document-statistic meta:table-count="7" meta:image-count="0" meta:object-count="0" meta:page-count="3" meta:paragraph-count="51" meta:word-count="1233" meta:character-count="6518"/>
  </office:meta>
</office:document-meta>
</file>